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806in" table:align="margins" fo:background-color="transparent">
        <style:background-image/>
      </style:table-properties>
    </style:style>
    <style:style style:name="Table1.A" style:family="table-column">
      <style:table-column-properties style:column-width="0.7993in" style:rel-column-width="1151*"/>
    </style:style>
    <style:style style:name="Table1.B" style:family="table-column">
      <style:table-column-properties style:column-width="3.8882in" style:rel-column-width="5599*"/>
    </style:style>
    <style:style style:name="Table1.C" style:family="table-column">
      <style:table-column-properties style:column-width="2.6931in" style:rel-column-width="387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03in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padding="0.0403in" fo:border="0.05pt solid #cccccc" style:writing-mode="page"/>
    </style:style>
    <style:style style:name="Table1.A2" style:family="table-cell">
      <style:table-cell-properties fo:padding="0.0403in" fo:border-left="0.05pt solid #cccccc" fo:border-right="none" fo:border-top="none" fo:border-bottom="0.05pt solid #cccccc" style:writing-mode="page"/>
    </style:style>
    <style:style style:name="Table1.C2" style:family="table-cell">
      <style:table-cell-properties fo:padding="0.0403in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style:font-name="Noto Sans Condensed Medium" officeooo:paragraph-rsid="001f5c4a"/>
    </style:style>
    <style:style style:name="P2" style:family="paragraph" style:parent-style-name="Table_20_Contents">
      <style:paragraph-properties fo:text-align="end" style:justify-single-word="false"/>
      <style:text-properties style:font-name="Noto Sans Condensed Medium" fo:font-size="15pt" officeooo:rsid="001e7375" officeooo:paragraph-rsid="001f5c4a" style:font-size-asian="15pt" style:font-size-complex="15pt"/>
    </style:style>
    <style:style style:name="P3" style:family="paragraph" style:parent-style-name="Table_20_Contents">
      <style:text-properties style:font-name="Noto Sans Condensed Medium" fo:font-size="15pt" officeooo:paragraph-rsid="001f5c4a" style:font-size-asian="15pt" style:font-size-complex="15pt"/>
    </style:style>
    <style:style style:name="P4" style:family="paragraph" style:parent-style-name="Standard">
      <style:text-properties style:font-name="Noto Sans Condensed Medium" officeooo:paragraph-rsid="001f5c4a"/>
    </style:style>
    <style:style style:name="P5" style:family="paragraph" style:parent-style-name="Standard">
      <style:text-properties officeooo:paragraph-rsid="00242a2b"/>
    </style:style>
    <style:style style:name="P6" style:family="paragraph" style:parent-style-name="Standard">
      <style:text-properties officeooo:rsid="00242a2b" officeooo:paragraph-rsid="00242a2b"/>
    </style:style>
    <style:style style:name="P7" style:family="paragraph" style:parent-style-name="Table_20_Contents">
      <style:paragraph-properties fo:text-align="end" style:justify-single-word="false"/>
      <style:text-properties style:font-name="Noto Sans Condensed Medium" fo:font-size="15pt" fo:font-weight="bold" officeooo:rsid="00242a2b" officeooo:paragraph-rsid="00242a2b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oto Sans Condensed Medium" fo:font-size="15pt" fo:font-weight="bold" officeooo:rsid="00242a2b" officeooo:paragraph-rsid="00242a2b" style:font-size-asian="15pt" style:font-weight-asian="bold" style:font-size-complex="15pt" style:font-weight-complex="bold"/>
    </style:style>
    <style:style style:name="P9" style:family="paragraph" style:parent-style-name="Table_20_Contents">
      <style:text-properties style:font-name="Noto Sans Condensed Medium" fo:font-size="15pt" officeooo:paragraph-rsid="001f5c4a" style:font-size-asian="15pt" style:font-size-complex="15pt"/>
    </style:style>
    <style:style style:name="P10" style:family="paragraph" style:parent-style-name="Table_20_Contents">
      <style:paragraph-properties fo:text-align="end" style:justify-single-word="false"/>
      <style:text-properties style:font-name="Noto Sans Condensed Medium" fo:font-size="15pt" officeooo:rsid="00242a2b" officeooo:paragraph-rsid="00242a2b" style:font-size-asian="15pt" style:font-size-complex="15pt"/>
    </style:style>
    <style:style style:name="T1" style:family="text">
      <style:text-properties officeooo:rsid="001e7375"/>
    </style:style>
    <style:style style:name="T2" style:family="text">
      <style:text-properties officeooo:rsid="001f5c4a"/>
    </style:style>
    <style:style style:name="T3" style:family="text">
      <style:text-properties style:font-name="Noto Sans Condensed Medium"/>
    </style:style>
    <style:style style:name="T4" style:family="text">
      <style:text-properties style:font-name="Noto Sans Condensed Medium" officeooo:rsid="001e7375"/>
    </style:style>
    <style:style style:name="T5" style:family="text">
      <style:text-properties style:font-name="Noto Sans Condensed Medium" officeooo:rsid="00242a2b"/>
    </style:style>
    <style:style style:name="T6" style:family="text">
      <style:text-properties style:font-name="Noto Sans Condensed Medium" fo:font-size="40pt" officeooo:rsid="00242a2b" style:font-size-asian="40pt" style:font-size-complex="40pt"/>
    </style:style>
    <style:style style:name="T7" style:family="text">
      <style:text-properties officeooo:rsid="00242a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EUCHRE SIGN IN SHEET</text:span><text:span text:style-name="T4"><text:tab/></text:span></text:p>
      <text:p text:style-name="P6"><text:span text:style-name="T4">W</text:span><text:span text:style-name="T3">rite down your name and if you brought cash or are paying digitally. <text:s/>Then write your name and number on a name-tag and stick it on!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8">Name</text:p>
          </table:table-cell>
          <table:table-cell table:style-name="Table1.C1" office:value-type="string">
            <text:p text:style-name="P8">Cash or Venmo?</text:p>
          </table:table-cell>
        </table:table-row>
        <table:table-row table:style-name="TableLine94816800051456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2909696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793515776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13483152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788090064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13304336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12674864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12504992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5488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816804722704"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ondensed Medium" svg:font-family="'Noto Sans Condensed Mediu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598in" fo:margin-right="0.5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08:55:35.371929207</meta:creation-date>
    <dc:date>2022-10-16T09:54:50.755513216</dc:date>
    <meta:editing-duration>PT25M35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55" meta:character-count="209" meta:non-whitespace-character-count="177"/>
  </office:meta>
</office:document-meta>
</file>